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wildcard-matching/" text:style-name="Internet_20_link" text:visited-style-name="Visited_20_Internet_20_Link"><text:span text:style-name="T3">44. Wildcard Matching</text:span></text:a></text:p>
      <text:p text:style-name="P5"><text:span text:style-name="T1">Given an input string (</text:span><text:span text:style-name="Source_20_Text"><text:span text:style-name="T2">s</text:span></text:span><text:span text:style-name="T1">) and a pattern (</text:span><text:span text:style-name="Source_20_Text"><text:span text:style-name="T2">p</text:span></text:span><text:span text:style-name="T1">), implement wildcard pattern matching with support for </text:span><text:span text:style-name="Source_20_Text"><text:span text:style-name="T2">'?'</text:span></text:span><text:span text:style-name="T1"> and </text:span><text:span text:style-name="Source_20_Text"><text:span text:style-name="T2">'*'</text:span></text:span><text:span text:style-name="T1"> where:</text:span></text:p>
      <text:list text:style-name="L1">
        <text:list-item>
          <text:p text:style-name="P6"><text:span text:style-name="Source_20_Text"><text:span text:style-name="T2">'?'</text:span></text:span><text:span text:style-name="T1"> Matches any single character.</text:span></text:p>
        </text:list-item>
        <text:list-item>
          <text:p text:style-name="P7"><text:span text:style-name="Source_20_Text"><text:span text:style-name="T2">'*'</text:span></text:span><text:span text:style-name="T1"> Matches any sequence of characters (including the empty sequence).</text:span></text:p>
        </text:list-item>
      </text:list>
      <text:p text:style-name="P5"><text:span text:style-name="T1">The matching should cover the </text:span><text:span text:style-name="Strong_20_Emphasis"><text:span text:style-name="T1">entire</text:span></text:span><text:span text:style-name="T1"> input string (not partial)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a", p = "a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 "a" does not match the entire string "aa"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a", p = "*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 '*' matches any sequence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cb", p = "?a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 '?' matches 'c', but the second letter is 'a', which does not match 'b'.</text:span></text:p>
      <text:p text:style-name="P5"><text:span text:style-name="Strong_20_Emphasis"><text:span text:style-name="T1">Constraints:</text:span></text:span></text:p>
      <text:list text:style-name="L2">
        <text:list-item>
          <text:p text:style-name="P8"><text:span text:style-name="Source_20_Text"><text:span text:style-name="T2">0 &lt;= s.length, p.length &lt;= 2000</text:span></text:span></text:p>
        </text:list-item>
        <text:list-item>
          <text:p text:style-name="P8"><text:span text:style-name="Source_20_Text"><text:span text:style-name="T2">s</text:span></text:span><text:span text:style-name="T1"> contains only lowercase English letters.</text:span></text:p>
        </text:list-item>
        <text:list-item>
          <text:p text:style-name="P9"><text:span text:style-name="Source_20_Text"><text:span text:style-name="T2">p</text:span></text:span><text:span text:style-name="T1"> contains only lowercase English letters, </text:span><text:span text:style-name="Source_20_Text"><text:span text:style-name="T2">'?'</text:span></text:span><text:span text:style-name="T1"> or </text:span><text:span text:style-name="Source_20_Text"><text:span text:style-name="T2">'*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49:53.955000000</meta:creation-date>
    <dc:date>2024-05-22T15:50:33.830000000</dc:date>
    <meta:editing-duration>PT41S</meta:editing-duration>
    <meta:editing-cycles>1</meta:editing-cycles>
    <meta:document-statistic meta:table-count="0" meta:image-count="0" meta:object-count="0" meta:page-count="1" meta:paragraph-count="21" meta:word-count="137" meta:character-count="767" meta:non-whitespace-character-count="656"/>
    <meta:generator>LibreOffice/24.2.0.3$Windows_X86_64 LibreOffice_project/da48488a73ddd66ea24cf16bbc4f7b9c08e9bea1</meta:generator>
  </office:meta>
</office:document-meta>
</file>